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99a2" officeooo:paragraph-rsid="000999a2" style:font-weight-asian="bold" style:font-weight-complex="bold"/>
    </style:style>
    <style:style style:name="P2" style:family="paragraph" style:parent-style-name="Standard">
      <style:text-properties fo:font-weight="bold" officeooo:rsid="000999a2" officeooo:paragraph-rsid="000d5b29" style:font-weight-asian="bold" style:font-weight-complex="bold"/>
    </style:style>
    <style:style style:name="P3" style:family="paragraph" style:parent-style-name="Standard">
      <style:text-properties fo:font-weight="bold" officeooo:rsid="000d5b29" officeooo:paragraph-rsid="000f47d8" style:font-weight-asian="bold" style:font-weight-complex="bold"/>
    </style:style>
    <style:style style:name="P4" style:family="paragraph" style:parent-style-name="Standard">
      <style:text-properties fo:font-weight="bold" officeooo:rsid="000f47d8" officeooo:paragraph-rsid="000f47d8" style:font-weight-asian="bold" style:font-weight-complex="bold"/>
    </style:style>
    <style:style style:name="P5" style:family="paragraph" style:parent-style-name="Standard">
      <style:text-properties fo:font-weight="bold" officeooo:rsid="000fc4f4" officeooo:paragraph-rsid="000fc4f4" style:font-weight-asian="bold" style:font-weight-complex="bold"/>
    </style:style>
    <style:style style:name="P6" style:family="paragraph" style:parent-style-name="Standard">
      <style:text-properties fo:font-weight="bold" officeooo:rsid="00132f3e" officeooo:paragraph-rsid="00132f3e" style:font-weight-asian="bold" style:font-weight-complex="bold"/>
    </style:style>
    <style:style style:name="P7" style:family="paragraph" style:parent-style-name="Standard">
      <style:text-properties fo:font-weight="bold" officeooo:rsid="0013c2e4" officeooo:paragraph-rsid="0013c2e4" style:font-weight-asian="bold" style:font-weight-complex="bold"/>
    </style:style>
    <style:style style:name="P8" style:family="paragraph" style:parent-style-name="Standard">
      <style:text-properties fo:font-weight="bold" officeooo:rsid="001dae4c" officeooo:paragraph-rsid="001dae4c" style:font-weight-asian="bold" style:font-weight-complex="bold"/>
    </style:style>
    <style:style style:name="P9" style:family="paragraph" style:parent-style-name="Standard">
      <style:text-properties fo:font-weight="normal" officeooo:rsid="000999a2" officeooo:paragraph-rsid="000999a2" style:font-weight-asian="normal" style:font-weight-complex="normal"/>
    </style:style>
    <style:style style:name="P10" style:family="paragraph" style:parent-style-name="Standard">
      <style:text-properties fo:font-weight="normal" officeooo:rsid="000cf0b5" officeooo:paragraph-rsid="000999a2" style:font-weight-asian="normal" style:font-weight-complex="normal"/>
    </style:style>
    <style:style style:name="P11" style:family="paragraph" style:parent-style-name="Standard">
      <style:text-properties fo:font-weight="normal" officeooo:rsid="000cf0b5" officeooo:paragraph-rsid="000cf0b5" style:font-weight-asian="normal" style:font-weight-complex="normal"/>
    </style:style>
    <style:style style:name="P12" style:family="paragraph" style:parent-style-name="Standard">
      <style:text-properties fo:font-weight="normal" officeooo:rsid="000b1bc3" officeooo:paragraph-rsid="000999a2" style:font-weight-asian="normal" style:font-weight-complex="normal"/>
    </style:style>
    <style:style style:name="P13" style:family="paragraph" style:parent-style-name="Standard">
      <style:text-properties fo:font-weight="normal" officeooo:rsid="000b1bc3" officeooo:paragraph-rsid="000f47d8" style:font-weight-asian="normal" style:font-weight-complex="normal"/>
    </style:style>
    <style:style style:name="P14" style:family="paragraph" style:parent-style-name="Standard">
      <style:text-properties fo:font-weight="normal" officeooo:rsid="000d5b29" officeooo:paragraph-rsid="000d5b29" style:font-weight-asian="normal" style:font-weight-complex="normal"/>
    </style:style>
    <style:style style:name="P15" style:family="paragraph" style:parent-style-name="Standard">
      <style:text-properties fo:font-weight="normal" officeooo:rsid="000d5b29" officeooo:paragraph-rsid="000999a2" style:font-weight-asian="normal" style:font-weight-complex="normal"/>
    </style:style>
    <style:style style:name="P16" style:family="paragraph" style:parent-style-name="Standard">
      <style:text-properties fo:font-weight="normal" officeooo:rsid="000e58b7" officeooo:paragraph-rsid="000e58b7" style:font-weight-asian="normal" style:font-weight-complex="normal"/>
    </style:style>
    <style:style style:name="P17" style:family="paragraph" style:parent-style-name="Standard">
      <style:text-properties fo:font-weight="normal" officeooo:rsid="000f47d8" officeooo:paragraph-rsid="000f47d8" style:font-weight-asian="normal" style:font-weight-complex="normal"/>
    </style:style>
    <style:style style:name="P18" style:family="paragraph" style:parent-style-name="Standard">
      <style:text-properties fo:font-weight="normal" officeooo:rsid="000fc4f4" officeooo:paragraph-rsid="000f47d8" style:font-weight-asian="normal" style:font-weight-complex="normal"/>
    </style:style>
    <style:style style:name="P19" style:family="paragraph" style:parent-style-name="Standard">
      <style:text-properties fo:font-weight="normal" officeooo:rsid="000fc4f4" officeooo:paragraph-rsid="000fc4f4" style:font-weight-asian="normal" style:font-weight-complex="normal"/>
    </style:style>
    <style:style style:name="P20" style:family="paragraph" style:parent-style-name="Standard">
      <style:text-properties fo:font-weight="normal" officeooo:rsid="00132f3e" officeooo:paragraph-rsid="00132f3e" style:font-weight-asian="normal" style:font-weight-complex="normal"/>
    </style:style>
    <style:style style:name="P21" style:family="paragraph" style:parent-style-name="Standard">
      <style:text-properties fo:font-weight="normal" officeooo:rsid="0013c2e4" officeooo:paragraph-rsid="00132f3e" style:font-weight-asian="normal" style:font-weight-complex="normal"/>
    </style:style>
    <style:style style:name="P22" style:family="paragraph" style:parent-style-name="Standard">
      <style:text-properties fo:font-weight="normal" officeooo:rsid="0013c2e4" officeooo:paragraph-rsid="0013c2e4" style:font-weight-asian="normal" style:font-weight-complex="normal"/>
    </style:style>
    <style:style style:name="P23" style:family="paragraph" style:parent-style-name="Standard">
      <style:text-properties fo:font-weight="normal" officeooo:rsid="0019d436" officeooo:paragraph-rsid="0019d436" style:font-weight-asian="normal" style:font-weight-complex="normal"/>
    </style:style>
    <style:style style:name="P24" style:family="paragraph" style:parent-style-name="Standard">
      <style:text-properties fo:font-weight="normal" officeooo:rsid="001aa654" officeooo:paragraph-rsid="001aa654" style:font-weight-asian="normal" style:font-weight-complex="normal"/>
    </style:style>
    <style:style style:name="P25" style:family="paragraph" style:parent-style-name="Standard">
      <style:text-properties fo:font-weight="normal" officeooo:rsid="001be87d" officeooo:paragraph-rsid="001be87d" style:font-weight-asian="normal" style:font-weight-complex="normal"/>
    </style:style>
    <style:style style:name="P26" style:family="paragraph" style:parent-style-name="Standard">
      <style:text-properties fo:font-weight="normal" officeooo:rsid="001dae4c" officeooo:paragraph-rsid="001dae4c" style:font-weight-asian="normal" style:font-weight-complex="normal"/>
    </style:style>
    <style:style style:name="P27" style:family="paragraph" style:parent-style-name="Standard">
      <style:text-properties officeooo:paragraph-rsid="00132f3e"/>
    </style:style>
    <style:style style:name="P28" style:family="paragraph" style:parent-style-name="Standard">
      <style:text-properties officeooo:paragraph-rsid="0013c2e4"/>
    </style:style>
    <style:style style:name="P29" style:family="paragraph" style:parent-style-name="Standard">
      <style:paragraph-properties fo:break-before="page"/>
      <style:text-properties fo:font-weight="bold" officeooo:rsid="000e58b7" officeooo:paragraph-rsid="000e58b7" style:font-weight-asian="bold" style:font-weight-complex="bold"/>
    </style:style>
    <style:style style:name="P30" style:family="paragraph" style:parent-style-name="Standard">
      <style:text-properties fo:font-weight="normal" officeooo:rsid="00132f3e" officeooo:paragraph-rsid="00132f3e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1bc3" style:font-weight-asian="normal" style:font-weight-complex="normal"/>
    </style:style>
    <style:style style:name="T3" style:family="text">
      <style:text-properties fo:font-weight="normal" officeooo:rsid="000cf0b5" style:font-weight-asian="normal" style:font-weight-complex="normal"/>
    </style:style>
    <style:style style:name="T4" style:family="text">
      <style:text-properties fo:font-weight="normal" officeooo:rsid="000fc4f4" style:font-weight-asian="normal" style:font-weight-complex="normal"/>
    </style:style>
    <style:style style:name="T5" style:family="text">
      <style:text-properties fo:font-weight="normal" officeooo:rsid="00132f3e" style:font-weight-asian="normal" style:font-weight-complex="normal"/>
    </style:style>
    <style:style style:name="T6" style:family="text">
      <style:text-properties fo:font-weight="normal" officeooo:rsid="0013c2e4" style:font-weight-asian="normal" style:font-weight-complex="normal"/>
    </style:style>
    <style:style style:name="T7" style:family="text">
      <style:text-properties fo:font-weight="normal" officeooo:rsid="00151a77" style:font-weight-asian="normal" style:font-weight-complex="normal"/>
    </style:style>
    <style:style style:name="T8" style:family="text">
      <style:text-properties fo:font-weight="normal" officeooo:rsid="00171887" style:font-weight-asian="normal" style:font-weight-complex="normal"/>
    </style:style>
    <style:style style:name="T9" style:family="text">
      <style:text-properties officeooo:rsid="000e58b7"/>
    </style:style>
    <style:style style:name="T10" style:family="text">
      <style:text-properties officeooo:rsid="0011651c"/>
    </style:style>
    <style:style style:name="T11" style:family="text">
      <style:text-properties officeooo:rsid="00116a63"/>
    </style:style>
    <style:style style:name="T12" style:family="text">
      <style:text-properties officeooo:rsid="00130ebb"/>
    </style:style>
    <style:style style:name="T13" style:family="text">
      <style:text-properties officeooo:rsid="00132f3e"/>
    </style:style>
    <style:style style:name="T14" style:family="text">
      <style:text-properties officeooo:rsid="0019d436"/>
    </style:style>
    <style:style style:name="T15" style:family="text">
      <style:text-properties officeooo:rsid="001aa6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.1 Loops</text:p>
      <text:p text:style-name="P9"><text:tab/>keep executing a sequence of commands, so long as the statement evaluates to true</text:p>
      <text:p text:style-name="P9"><text:tab/>counting out change: $125 dollars due? Keep counting out 20s until you have met or exceeded the amount due</text:p>
      <text:p text:style-name="P9"><text:tab/>20 40 60 80 100 120 140… ok, now we can exit the loop (and probably receive change)</text:p>
      <text:p text:style-name="P9"/>
      <text:p text:style-name="P1">5.2 While loops</text:p>
      <text:p text:style-name="P9"><text:tab/>while boolean:</text:p>
      <text:p text:style-name="P9"><text:tab/> <text:s text:c="3"/>execute statement</text:p>
      <text:p text:style-name="P9"/>
      <text:p text:style-name="P1"><text:span text:style-name="T1"><text:tab/>infinite loop…</text:span><text:span text:style-name="T2"> while True: </text:span><text:span text:style-name="T3">print something repeatedly</text:span></text:p>
      <text:p text:style-name="P10"><text:tab/>infinite loop with no printing</text:p>
      <text:p text:style-name="P11"><text:tab/>break with ctrl+c</text:p>
      <text:p text:style-name="P12"><text:tab/>can break to stop a loop, but this shouldn’t be the usual method</text:p>
      <text:p text:style-name="P12"/>
      <text:p text:style-name="P2"><text:span text:style-name="T9">5.3 More while examples</text:span><text:span text:style-name="T2"><text:tab/></text:span></text:p>
      <text:p text:style-name="P14">look through a list and note all the unique scores that are greater than 90</text:p>
      <text:p text:style-name="P23"/>
      <text:p text:style-name="P23">#ch5.3Example1.py</text:p>
      <text:p text:style-name="P15">scorelist = [70, 71, 85, 91, 92, 100, 41, 91, 70]</text:p>
      <text:p text:style-name="P15">index = 0</text:p>
      <text:p text:style-name="P15">highset = set()</text:p>
      <text:p text:style-name="P15">while index &lt; len(scorelist):</text:p>
      <text:p text:style-name="P15"><text:s text:c="4"/>if scorelist[index] &gt; 90:</text:p>
      <text:p text:style-name="P15"><text:span text:style-name="T14"><text:s text:c="8"/></text:span>highset.add(scorelist[index])</text:p>
      <text:p text:style-name="P15">print(highset)</text:p>
      <text:p text:style-name="P15"><text:tab/></text:p>
      <text:p text:style-name="P14">compute fib iteratively</text:p>
      <text:p text:style-name="P14"/>
      <text:p text:style-name="P14">#this doesn’t work for fib(0)</text:p>
      <text:p text:style-name="P14">userIndex = int(input(“Give me a number: “)</text:p>
      <text:p text:style-name="P14">currentVal = 1</text:p>
      <text:p text:style-name="P14">previousVal = 0</text:p>
      <text:p text:style-name="P14">currentIndex = 1</text:p>
      <text:p text:style-name="P14"/>
      <text:p text:style-name="P14">while currentIndex &lt; userIndex:</text:p>
      <text:p text:style-name="P14"><text:s text:c="2"/>sum = currentVal + previousVal</text:p>
      <text:p text:style-name="P14"><text:s text:c="2"/>previousVal = currentVal</text:p>
      <text:p text:style-name="P14"><text:s text:c="2"/>currentVal = sum</text:p>
      <text:p text:style-name="P14"><text:s text:c="2"/>currentIndex += 1</text:p>
      <text:p text:style-name="P14">print(currentVal)</text:p>
      <text:p text:style-name="P14"/>
      <text:p text:style-name="P24">how to keep track of variable values</text:p>
      <text:p text:style-name="P24">sum<text:tab/>curV<text:tab/>preV<text:tab/>curI<text:tab/>userI</text:p>
      <text:p text:style-name="P24"><text:tab/>1<text:tab/>1<text:tab/>1<text:tab/>4</text:p>
      <text:p text:style-name="P24">2<text:tab/>2<text:tab/>1<text:tab/>2</text:p>
      <text:p text:style-name="P24">3<text:tab/>3<text:tab/>2<text:tab/>3</text:p>
      <text:p text:style-name="P24">5<text:tab/>5<text:tab/>3<text:tab/>4</text:p>
      <text:p text:style-name="P29">5.4 Counting</text:p>
      <text:p text:style-name="P24">#ch5.4Example1</text:p>
      <text:p text:style-name="P16">import time.sleep</text:p>
      <text:p text:style-name="P17">timeToCount = 10</text:p>
      <text:p text:style-name="P17">print(“Counting down from {}”.format(timeToCount))</text:p>
      <text:p text:style-name="P17"/>
      <text:p text:style-name="P17">while timeToCount &gt; 0:</text:p>
      <text:p text:style-name="P17"><text:s text:c="2"/>print(timeToCount)</text:p>
      <text:p text:style-name="P17"><text:s text:c="2"/>timeToCount -= 1</text:p>
      <text:p text:style-name="P17">print(“We have liftoff!”)</text:p>
      <text:p text:style-name="P17"/>
      <text:p text:style-name="P17"/>
      <text:p text:style-name="P24">#ch5.4Example2</text:p>
      <text:p text:style-name="P3"><text:span text:style-name="T2">c</text:span><text:span text:style-name="T1">ompute factorial</text:span></text:p>
      <text:p text:style-name="P13"><text:span text:style-name="T15"><text:s text:c="4"/></text:span>num = int(input(“Give me a number: “)</text:p>
      <text:p text:style-name="P13"><text:span text:style-name="T15"><text:s text:c="4"/></text:span>originalNum = num</text:p>
      <text:p text:style-name="P13"/>
      <text:p text:style-name="P13"><text:span text:style-name="T15"><text:s text:c="4"/></text:span>product = 1</text:p>
      <text:p text:style-name="P13"><text:span text:style-name="T15"><text:s text:c="4"/></text:span>while num &gt; 0:</text:p>
      <text:p text:style-name="P13"><text:span text:style-name="T15"><text:s text:c="4"/></text:span><text:s text:c="4"/>product *= num</text:p>
      <text:p text:style-name="P13"><text:span text:style-name="T15"><text:s text:c="4"/></text:span><text:s text:c="4"/>num -= 1</text:p>
      <text:p text:style-name="P13"><text:span text:style-name="T15"><text:s text:c="4"/></text:span><text:s text:c="3"/><text:span text:style-name="T15"><text:s/></text:span>print("{}! = {}".format(originalNum, product))</text:p>
      <text:p text:style-name="P13"/>
      <text:p text:style-name="P4">5.5 For loops</text:p>
      <text:p text:style-name="P17">for variables in container:</text:p>
      <text:p text:style-name="P17"><text:s text:c="2"/>do something</text:p>
      <text:p text:style-name="P17"/>
      <text:p text:style-name="P25"/>
      <text:p text:style-name="P17"/>
      <text:p text:style-name="P17">this works for lists, tuples, sets, and the keys of a dictionary</text:p>
      <text:p text:style-name="P17"/>
      <text:p text:style-name="P4"><text:span text:style-name="T1">if you wish to sort before iterating, use sorted(). If you wish it backward, use reversed(), </text:span><text:span text:style-name="T4">or you can sort and go backward</text:span></text:p>
      <text:p text:style-name="P8"><text:span text:style-name="T4">#</text:span><text:span text:style-name="T1">ch5.5Example1.py</text:span></text:p>
      <text:p text:style-name="P18"/>
      <text:p text:style-name="P5">5.6 Counting use the range() function</text:p>
      <text:p text:style-name="P19"><text:tab/><text:span text:style-name="T10">range(Y) generates a sequence of all non-negative integers less than Y</text:span></text:p>
      <text:p text:style-name="P19"><text:tab/><text:span text:style-name="T10">range(X, Y) generates a sequence of integers &gt;= X and &lt; Y</text:span></text:p>
      <text:p text:style-name="P19"><text:tab/><text:span text:style-name="T10">show the docstring</text:span></text:p>
      <text:p text:style-name="P19"><text:tab/><text:span text:style-name="T10">range(X, Y, Z) </text:span><text:span text:style-name="T11">generates the sequence from X to Y with step size Z (can be negative)</text:span></text:p>
      <text:p text:style-name="P19"><text:tab/><text:span text:style-name="T12">note: this never runs exactly equal to the “stop” number</text:span></text:p>
      <text:p text:style-name="P26">#ch5.6Example1.py</text:p>
      <text:p text:style-name="P19"/>
      <text:p text:style-name="P6">5.7 While vs. for loops</text:p>
      <text:p text:style-name="P20"><text:tab/>while loops can accomplish the same things as for loops, but for loops can be more concise</text:p>
      <text:p text:style-name="P19"><text:tab/><text:span text:style-name="T13">for loops work well when you go into the problem knowing how many iterations will be needed</text:span></text:p>
      <text:p text:style-name="P19"/>
      <text:p text:style-name="P6">5.8 Nested loops</text:p>
      <text:p text:style-name="P20"><text:tab/>when you want to repeat something for each time something happens</text:p>
      <text:p text:style-name="P20"><text:soft-page-break/><text:tab/>examples – drawing a 2d grid for a game</text:p>
      <text:p text:style-name="P20"><text:tab/>for x in range(MAP_WIDTH):</text:p>
      <text:p text:style-name="P20"><text:tab/><text:tab/>for y in range(MAP_HEIGHT):</text:p>
      <text:p text:style-name="P20"><text:tab/><text:tab/><text:tab/>draw the map character</text:p>
      <text:p text:style-name="P20"><text:tab/>if you have a list of lists</text:p>
      <text:p text:style-name="P7"><text:span text:style-name="T6">#</text:span><text:span text:style-name="T1">ch5.8nestedLoops.py</text:span></text:p>
      <text:p text:style-name="P21">numStudents = 2</text:p>
      <text:p text:style-name="P27"><text:span text:style-name="T5">studentNames = [</text:span><text:span text:style-name="T6">'</text:span><text:span text:style-name="T5">bob</text:span><text:span text:style-name="T6">'</text:span><text:span text:style-name="T5">, </text:span><text:span text:style-name="T6">'</text:span><text:span text:style-name="T5">angela</text:span><text:span text:style-name="T6">'</text:span><text:span text:style-name="T5">]</text:span></text:p>
      <text:p text:style-name="P20">studentScores = list(2)</text:p>
      <text:p text:style-name="P20">studentScores.append([90, 100, 78])</text:p>
      <text:p text:style-name="P20">studentScores.append([90, 95, 83])</text:p>
      <text:p text:style-name="P21">for studentIndex in range(numStudents): # for each student, prints a list of all their test scores</text:p>
      <text:p text:style-name="P21"><text:s text:c="4"/>print('{}: '.format(studentNames[studentIndex]), end="")</text:p>
      <text:p text:style-name="P28"><text:span text:style-name="T6"><text:s text:c="4"/>for </text:span><text:span text:style-name="T7">testScore</text:span><text:span text:style-name="T6"> in </text:span><text:span text:style-name="T8">studentScores[studentIndex]</text:span><text:span text:style-name="T6">:</text:span></text:p>
      <text:p text:style-name="P28"><text:span text:style-name="T1"><text:s text:c="8"/>print(</text:span><text:span text:style-name="T8">testScore</text:span><text:span text:style-name="T1">, end=" ")</text:span></text:p>
      <text:p text:style-name="P22"><text:s text:c="4"/>print() #printing a newline</text:p>
      <text:p text:style-name="P20"/>
      <text:p text:style-name="P20"/>
      <text:p text:style-name="P22">#ch5.8nestedDicts.py</text:p>
      <text:p text:style-name="P20">students_to_scores = {'bob':[90,100,78], 'angela':[90, 95, 83]}</text:p>
      <text:p text:style-name="P20">for studentName in students_to_scores:</text:p>
      <text:p text:style-name="P20"><text:s text:c="4"/>print('{}: '.format(studentName), end="")</text:p>
      <text:p text:style-name="P20"><text:s text:c="4"/>for testScore in students_to_scores[studentName]:</text:p>
      <text:p text:style-name="P20"><text:s text:c="8"/>print(testScore, end=" ")</text:p>
      <text:p text:style-name="P20"><text:s text:c="4"/>print() #printing a newline</text:p>
      <text:p text:style-name="P20"/>
      <text:p text:style-name="P20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0T14:42:14.872476384</meta:creation-date>
    <meta:generator>LibreOffice/6.4.6.2$Linux_X86_64 LibreOffice_project/40$Build-2</meta:generator>
    <dc:date>2021-02-25T14:00:33.434869165</dc:date>
    <meta:editing-duration>PT36M</meta:editing-duration>
    <meta:editing-cycles>4</meta:editing-cycles>
    <meta:document-statistic meta:table-count="0" meta:image-count="0" meta:object-count="0" meta:page-count="3" meta:paragraph-count="99" meta:word-count="516" meta:character-count="3338" meta:non-whitespace-character-count="2781"/>
  </office:meta>
</office:document-meta>
</file>